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3000004573F0E29EA4D1DFF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02cm" svg:x2="20.59cm" svg:y2="7.02cm">
          <text:p/>
        </draw:line>
        <draw:line draw:style-name="gr1" draw:text-style-name="P1" draw:layer="layout" svg:x1="1cm" svg:y1="22.32cm" svg:x2="20.59cm" svg:y2="22.32cm">
          <text:p/>
        </draw:line>
        <draw:line draw:style-name="gr1" draw:text-style-name="P1" draw:layer="layout" svg:x1="1cm" svg:y1="14.72cm" svg:x2="20.59cm" svg:y2="14.72cm">
          <text:p/>
        </draw:line>
        <draw:frame draw:style-name="gr2" draw:text-style-name="P2" draw:layer="layout" svg:width="3.952cm" svg:height="0.962cm" svg:x="0.976cm" svg:y="6.997cm">
          <draw:text-box>
            <text:p>Fair election</text:p>
          </draw:text-box>
        </draw:frame>
        <draw:frame draw:style-name="gr2" draw:text-style-name="P2" draw:layer="layout" svg:width="3.952cm" svg:height="0.962cm" svg:x="0.976cm" svg:y="14.797cm">
          <draw:text-box>
            <text:p>Fair election</text:p>
          </draw:text-box>
        </draw:frame>
        <draw:frame draw:style-name="gr3" draw:text-style-name="P2" draw:layer="layout" svg:width="11.881cm" svg:height="0.962cm" svg:x="0.976cm" svg:y="22.297cm">
          <draw:text-box>
            <text:p>The main phaces of the election process</text:p>
          </draw:text-box>
        </draw:frame>
        <draw:frame draw:style-name="gr4" draw:text-style-name="P2" draw:layer="layout" svg:width="2.932cm" svg:height="0.962cm" svg:x="0.935cm" svg:y="1.017cm">
          <draw:text-box>
            <text:p>Symbols</text:p>
          </draw:text-box>
        </draw:frame>
        <draw:custom-shape draw:style-name="gr5" draw:text-style-name="P3" draw:layer="layout" svg:width="5.08cm" svg:height="2.54cm" svg:x="7.3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7.35cm" svg:y="16.2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1cm" svg:y1="10.842cm" svg:x2="7.45cm" svg:y2="11.16cm">
          <text:p/>
        </draw:line>
        <draw:line draw:style-name="gr6" draw:text-style-name="P1" draw:layer="layout" svg:x1="4.81cm" svg:y1="11.795cm" svg:x2="7.45cm" svg:y2="11.297cm">
          <text:p/>
        </draw:line>
        <draw:frame draw:style-name="gr7" draw:text-style-name="P4" draw:layer="layout" svg:width="0.853cm" svg:height="3.095cm" svg:x="3.857cm" svg:y="9.725cm">
          <draw:text-box>
            <text:p>a</text:p>
            <text:p>b</text:p>
            <text:p>c</text:p>
            <text:p>d</text:p>
          </draw:text-box>
        </draw:frame>
      </draw:page>
      <draw:page draw:name="page2" draw:style-name="dp1" draw:master-page-name="Default"/>
      <draw:page draw:name="page3" draw:style-name="dp1" draw:master-page-name="Default">
        <draw:frame draw:style-name="gr8" draw:text-style-name="P1" draw:layer="layout" svg:width="18.374cm" svg:height="25.939cm" svg:x="1.61cm" svg:y="1.056cm">
          <draw:image xlink:href="Pictures/1000000100000313000004573F0E29EA4D1DFF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14:01:16.280802095</meta:creation-date>
    <dc:date>2022-05-14T17:32:53.645990402</dc:date>
    <meta:editing-duration>PT12M25S</meta:editing-duration>
    <meta:editing-cycles>6</meta:editing-cycles>
    <meta:generator>LibreOffice/7.3.2.2$Linux_X86_64 LibreOffice_project/30$Build-2</meta:generator>
    <meta:document-statistic meta:object-count="13"/>
  </office:meta>
</office:document-meta>
</file>